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01fb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7ac1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7ac1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05d453" officeooo:paragraph-rsid="000989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027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07ac1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7ac1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98997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d9302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101fb0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22f789" officeooo:paragraph-rsid="0022f789" style:font-size-asian="15.75pt" style:font-weight-asian="bold" style:font-size-complex="1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18pt" officeooo:rsid="00028c8b" officeooo:paragraph-rsid="0007ac1c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officeooo:rsid="00028c8b" officeooo:paragraph-rsid="0007ac1c" style:font-size-asian="18pt" style:font-size-complex="18pt"/>
    </style:style>
    <style:style style:name="P20" style:family="paragraph" style:parent-style-name="Table_20_Contents">
      <style:paragraph-properties fo:text-align="end" style:justify-single-word="false"/>
      <style:text-properties fo:font-size="18pt" officeooo:paragraph-rsid="0007ac1c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8pt" officeooo:paragraph-rsid="0007ac1c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263f9f" officeooo:paragraph-rsid="00263f9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22f789" officeooo:paragraph-rsid="0007ac1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22f789" officeooo:paragraph-rsid="0022f78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f789" officeooo:paragraph-rsid="0022f78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3a85d" officeooo:paragraph-rsid="001c2d5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3a85d" officeooo:paragraph-rsid="00263f9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17f0c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263f9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239a0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24bdc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7d9c7" officeooo:paragraph-rsid="0027d9c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08e2c0" officeooo:paragraph-rsid="0022f78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officeooo:rsid="000a4b8c" officeooo:paragraph-rsid="00098997" style:font-size-asian="10.5pt" style:font-weight-asian="bold" style:font-size-complex="12pt" style:font-weight-complex="bold"/>
    </style:style>
    <style:style style:name="T1" style:family="text">
      <style:text-properties officeooo:rsid="00098997"/>
    </style:style>
    <style:style style:name="T2" style:family="text">
      <style:text-properties officeooo:rsid="001164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9a0a"/>
    </style:style>
    <style:style style:name="T5" style:family="text">
      <style:text-properties fo:font-size="14pt" officeooo:rsid="0024eeb8" style:font-size-asian="14pt" style:font-size-complex="14pt"/>
    </style:style>
    <style:style style:name="T6" style:family="text">
      <style:text-properties fo:font-size="14pt" officeooo:rsid="00263f9f" style:font-size-asian="14pt" style:font-size-complex="14pt"/>
    </style:style>
    <style:style style:name="T7" style:family="text">
      <style:text-properties fo:font-size="14pt" officeooo:rsid="0027d63b" style:font-size-asian="14pt" style:font-size-complex="14pt"/>
    </style:style>
    <style:style style:name="T8" style:family="text">
      <style:text-properties officeooo:rsid="00263f9f"/>
    </style:style>
    <style:style style:name="T9" style:family="text">
      <style:text-properties fo:font-size="18pt" fo:font-weight="bold" officeooo:rsid="00263f9f" style:font-size-asian="15.75pt" style:font-weight-asian="bold" style:font-size-complex="18pt" style:font-weight-complex="bold"/>
    </style:style>
    <style:style style:name="T10" style:family="text">
      <style:text-properties officeooo:rsid="002919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осковский Авиационный Институт</text:p>
      <text:p text:style-name="P5">(Национальный Исследовательский Университет)</text:p>
      <text:p text:style-name="P5"/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5"/>
      <text:p text:style-name="P5"/>
      <text:p text:style-name="P10">Лабораторная работа</text:p>
      <text:p text:style-name="P10">по курсу «Объектно-ориентированное программирование»</text:p>
      <text:p text:style-name="P10">III Семестр</text:p>
      <text:p text:style-name="P10"/>
      <text:p text:style-name="P11">Задание <text:span text:style-name="T8">8</text:span></text:p>
      <text:p text:style-name="P11">Вариант <text:span text:style-name="T2">2</text:span>4</text:p>
      <text:p text:style-name="P22">Ассинхронное программирование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Студент:</text:p>
          </table:table-cell>
          <table:table-cell table:style-name="Table1.B1" office:value-type="string">
            <text:p text:style-name="P19">Синявский А.В</text:p>
          </table:table-cell>
        </table:table-row>
        <table:table-row>
          <table:table-cell table:style-name="Table1.A5" office:value-type="string">
            <text:p text:style-name="P18">Группа:</text:p>
          </table:table-cell>
          <table:table-cell table:style-name="Table1.B5" office:value-type="string">
            <text:p text:style-name="P19">М80-208Б-18</text:p>
          </table:table-cell>
        </table:table-row>
        <table:table-row>
          <table:table-cell table:style-name="Table1.A5" office:value-type="string">
            <text:p text:style-name="P18">Преподаватель:</text:p>
          </table:table-cell>
          <table:table-cell table:style-name="Table1.B5" office:value-type="string">
            <text:p text:style-name="P19">Журавлёв А.А</text:p>
          </table:table-cell>
        </table:table-row>
        <table:table-row>
          <table:table-cell table:style-name="Table1.A5" office:value-type="string">
            <text:p text:style-name="P20"/>
          </table:table-cell>
          <table:table-cell table:style-name="Table1.B5" office:value-type="string">
            <text:p text:style-name="P21"/>
          </table:table-cell>
        </table:table-row>
        <table:table-row>
          <table:table-cell table:style-name="Table1.A5" office:value-type="string">
            <text:p text:style-name="P18">Оценка:</text:p>
          </table:table-cell>
          <table:table-cell table:style-name="Table1.B5" office:value-type="string">
            <text:p text:style-name="P21"/>
          </table:table-cell>
        </table:table-row>
        <table:table-row>
          <table:table-cell table:style-name="Table1.A6" office:value-type="string">
            <text:p text:style-name="P18">Дата:</text:p>
          </table:table-cell>
          <table:table-cell table:style-name="Table1.B6" office:value-type="string">
            <text:p text:style-name="P21"/>
          </table:table-cell>
        </table:table-row>
      </table:table>
      <text:p text:style-name="P11"/>
      <text:p text:style-name="P11"/>
      <text:p text:style-name="P11"/>
      <text:p text:style-name="P6">Москва 2019</text:p>
      <text:p text:style-name="P6"/>
      <text:p text:style-name="P12"><text:soft-page-break/>1. Код программы на языке C++</text:p>
      <text:p text:style-name="P12"/>
      <text:p text:style-name="P23"/>
      <text:p text:style-name="P24"><text:span text:style-name="T9">1.1 subscribers.h</text:span></text:p>
      <text:p text:style-name="P24"><text:span text:style-name="T9"/></text:p>
      <text:p text:style-name="P25">#ifndef OOP_LAB8_SUBSCRIBERS_H</text:p>
      <text:p text:style-name="P25">#define OOP_LAB8_SUBSCRIBERS_H</text:p>
      <text:p text:style-name="P25"/>
      <text:p text:style-name="P25">class SubscriberInterface {</text:p>
      <text:p text:style-name="P25">public:</text:p>
      <text:p text:style-name="P25"><text:s text:c="4"/>virtual void output(std::vector&lt;std::shared_ptr&lt;figures::Figure&gt;&gt;<text:span text:style-name="T10">&amp;</text:span>) = 0;</text:p>
      <text:p text:style-name="P25"><text:s text:c="4"/>virtual ~SubscriberInterface() = default;</text:p>
      <text:p text:style-name="P25">};</text:p>
      <text:p text:style-name="P25"/>
      <text:p text:style-name="P25">class ConsolePrint : public SubscriberInterface {</text:p>
      <text:p text:style-name="P25">public:</text:p>
      <text:p text:style-name="P25"><text:s text:c="4"/>void output(std::vector&lt;std::shared_ptr&lt;figures::Figure&gt;&gt;<text:span text:style-name="T10">&amp;</text:span> buffer) override {</text:p>
      <text:p text:style-name="P25"><text:s text:c="8"/>for (auto&amp; figure : buffer) {</text:p>
      <text:p text:style-name="P25"><text:s text:c="12"/>figure-&gt;PrintOut(std::cout);</text:p>
      <text:p text:style-name="P25"><text:s text:c="8"/>}</text:p>
      <text:p text:style-name="P25"><text:s text:c="4"/>}</text:p>
      <text:p text:style-name="P25">};</text:p>
      <text:p text:style-name="P25"/>
      <text:p text:style-name="P25">class DocumentPrint : public SubscriberInterface {</text:p>
      <text:p text:style-name="P25">public:</text:p>
      <text:p text:style-name="P25"><text:s text:c="4"/>DocumentPrint() : a(1) {}</text:p>
      <text:p text:style-name="P25"><text:s text:c="4"/>void output(std::vector&lt;std::shared_ptr&lt;figures::Figure&gt;&gt;<text:span text:style-name="T10">&amp;</text:span> buffer) override {</text:p>
      <text:p text:style-name="P25"><text:s text:c="8"/>std::string name = std::to_string(a);</text:p>
      <text:p text:style-name="P25"><text:s text:c="8"/>name += ".txt";</text:p>
      <text:p text:style-name="P25"><text:s text:c="8"/>std::ofstream file;</text:p>
      <text:p text:style-name="P25"><text:s text:c="8"/>file.open(name);</text:p>
      <text:p text:style-name="P25"><text:s text:c="8"/>if(!file.is_open())</text:p>
      <text:p text:style-name="P25"><text:s text:c="8"/>{</text:p>
      <text:p text:style-name="P25"><text:s text:c="12"/>file.clear();</text:p>
      <text:p text:style-name="P25"><text:s text:c="12"/>file.open(name, std::ios::out);</text:p>
      <text:p text:style-name="P25"><text:s text:c="12"/>file.close();</text:p>
      <text:p text:style-name="P25"><text:s text:c="12"/>file.open(name);</text:p>
      <text:p text:style-name="P25"><text:s text:c="8"/>}</text:p>
      <text:p text:style-name="P25"><text:s text:c="8"/>for (auto &amp;figure : buffer) {</text:p>
      <text:p text:style-name="P25"><text:s text:c="12"/>figure-&gt;PrintOut(file);</text:p>
      <text:p text:style-name="P25"><text:s text:c="8"/>}</text:p>
      <text:p text:style-name="P25"><text:s text:c="8"/>++a;</text:p>
      <text:p text:style-name="P25"><text:s text:c="4"/>}</text:p>
      <text:p text:style-name="P25">private:</text:p>
      <text:p text:style-name="P25"><text:s text:c="4"/>int a;</text:p>
      <text:p text:style-name="P25">};</text:p>
      <text:p text:style-name="P25"/>
      <text:p text:style-name="P25">#endif //OOP_LAB8_SUBSCRIBERS_H</text:p>
      <text:p text:style-name="P17"/>
      <text:p text:style-name="P17"><text:soft-page-break/>1.<text:span text:style-name="T8">2</text:span> <text:span text:style-name="T4">main.cpp</text:span></text:p>
      <text:p text:style-name="P17"/>
      <text:p text:style-name="P25"/>
      <text:p text:style-name="P25">#include &lt;iostream&gt;</text:p>
      <text:p text:style-name="P25">#include &lt;vector&gt;</text:p>
      <text:p text:style-name="P25">#include &lt;memory&gt;</text:p>
      <text:p text:style-name="P25">#include &lt;string&gt;</text:p>
      <text:p text:style-name="P25">#include &lt;thread&gt;</text:p>
      <text:p text:style-name="P25">#include &lt;mutex&gt;</text:p>
      <text:p text:style-name="P25">#include &lt;condition_variable&gt;</text:p>
      <text:p text:style-name="P25">#include "figures/triangle.h"</text:p>
      <text:p text:style-name="P25">#include "figures/square.h"</text:p>
      <text:p text:style-name="P25">#include "figures/octagon.h"</text:p>
      <text:p text:style-name="P25">#include "subscribers.h"</text:p>
      <text:p text:style-name="P25"/>
      <text:p text:style-name="P25">class Factory {</text:p>
      <text:p text:style-name="P25">public:</text:p>
      <text:p text:style-name="P25"><text:s text:c="4"/>std::map&lt;std::string, std::shared_ptr&lt;FactoryInterface&gt;&gt; plants;</text:p>
      <text:p text:style-name="P25"><text:s text:c="4"/>Factory() {</text:p>
      <text:p text:style-name="P25"><text:s text:c="8"/>plants.emplace("triangle", std::make_shared&lt;Triangle_factory&gt;());</text:p>
      <text:p text:style-name="P25"><text:s text:c="8"/>plants.emplace("square", std::make_shared&lt;Square_factory&gt;());</text:p>
      <text:p text:style-name="P25"><text:s text:c="8"/>plants.emplace("octagon", std::make_shared&lt;Octagon_factory&gt;());</text:p>
      <text:p text:style-name="P25"><text:s text:c="4"/>}</text:p>
      <text:p text:style-name="P25">};</text:p>
      <text:p text:style-name="P25"/>
      <text:p text:style-name="P25">int main(int args, char* argv[]) {</text:p>
      <text:p text:style-name="P25"><text:s text:c="4"/>if (args &lt; 2) {</text:p>
      <text:p text:style-name="P25"><text:s text:c="8"/>std::cout &lt;&lt; "USAGE: ./oop_exercise_08 [size of buffer]\n";</text:p>
      <text:p text:style-name="P25"><text:s text:c="8"/>return -1;</text:p>
      <text:p text:style-name="P25"><text:s text:c="4"/>}</text:p>
      <text:p text:style-name="P25"><text:s text:c="4"/>long buf_size = strtol(argv[1], nullptr, 10);</text:p>
      <text:p text:style-name="P25"><text:s text:c="4"/>std::vector&lt;std::shared_ptr&lt;figures::Figure&gt;&gt; buffer;</text:p>
      <text:p text:style-name="P25"><text:s text:c="4"/>buffer.reserve(buf_size);</text:p>
      <text:p text:style-name="P25"><text:s text:c="4"/>Factory factory;</text:p>
      <text:p text:style-name="P25"><text:s text:c="4"/>std::string command;</text:p>
      <text:p text:style-name="P25"/>
      <text:p text:style-name="P25"><text:s text:c="4"/>std::condition_variable cv;</text:p>
      <text:p text:style-name="P25"><text:s text:c="4"/>std::condition_variable cv2;</text:p>
      <text:p text:style-name="P25"><text:s text:c="4"/>std::mutex mutex;</text:p>
      <text:p text:style-name="P25"><text:s text:c="4"/>bool done = false;</text:p>
      <text:p text:style-name="P25"><text:s text:c="4"/>int a = 1;</text:p>
      <text:p text:style-name="P25"/>
      <text:p text:style-name="P25"><text:s text:c="4"/>std::vector&lt;std::shared_ptr&lt;SubscriberInterface&gt;&gt; subscribers;</text:p>
      <text:p text:style-name="P25"><text:s text:c="4"/>subscribers.push_back(std::make_shared&lt;ConsolePrint&gt;());</text:p>
      <text:p text:style-name="P25"><text:s text:c="4"/>subscribers.push_back(std::make_shared&lt;DocumentPrint&gt;());</text:p>
      <text:p text:style-name="P25"/>
      <text:p text:style-name="P25"><text:s text:c="4"/>std::thread subscriber([&amp;]() {</text:p>
      <text:p text:style-name="P25"><text:s text:c="8"/>std::unique_lock&lt;std::mutex&gt; subscriber_lock(mutex);</text:p>
      <text:p text:style-name="P25"><text:s text:c="8"/>while(!done) {</text:p>
      <text:p text:style-name="P25"><text:s text:c="12"/>cv.wait(subscriber_lock);</text:p>
      <text:p text:style-name="P25"><text:s text:c="12"/>if (done) {</text:p>
      <text:p text:style-name="P25"><text:soft-page-break/><text:s text:c="16"/>cv2.notify_all();</text:p>
      <text:p text:style-name="P25"><text:s text:c="16"/>break;</text:p>
      <text:p text:style-name="P25"><text:s text:c="12"/>}</text:p>
      <text:p text:style-name="P25"><text:s text:c="12"/>for (int i = 0; i &lt; <text:span text:style-name="T10">subscribers.size()</text:span>; ++i) {</text:p>
      <text:p text:style-name="P25"><text:s text:c="16"/>subscribers[i]-&gt;output(buffer);</text:p>
      <text:p text:style-name="P25"><text:s text:c="12"/>}</text:p>
      <text:p text:style-name="P25"><text:s text:c="12"/>buffer.resize(0);</text:p>
      <text:p text:style-name="P25"><text:s text:c="12"/>++a;</text:p>
      <text:p text:style-name="P25"><text:s text:c="12"/>cv2.notify_all();</text:p>
      <text:p text:style-name="P25"><text:s text:c="8"/>}</text:p>
      <text:p text:style-name="P25"><text:s text:c="4"/>});</text:p>
      <text:p text:style-name="P25"/>
      <text:p text:style-name="P25"><text:s text:c="4"/>while(command != "quit") {</text:p>
      <text:p text:style-name="P25"><text:s text:c="8"/>std::cin &gt;&gt; command;</text:p>
      <text:p text:style-name="P25"><text:s text:c="8"/>if (command == "quit") {</text:p>
      <text:p text:style-name="P25"><text:s text:c="12"/>done = true;</text:p>
      <text:p text:style-name="P25"><text:s text:c="12"/>cv.notify_all();</text:p>
      <text:p text:style-name="P25"><text:s text:c="12"/>break;</text:p>
      <text:p text:style-name="P25"><text:s text:c="8"/>} else if (command == "triangle" || command == "square" || command == "octagon") {</text:p>
      <text:p text:style-name="P25"><text:s text:c="12"/>auto tmp = factory.plants[command]-&gt;Figure_create(std::cin);</text:p>
      <text:p text:style-name="P25"><text:s text:c="12"/>std::unique_lock&lt;std::mutex&gt; main_lock(mutex);</text:p>
      <text:p text:style-name="P25"><text:s text:c="12"/>buffer.push_back(tmp);</text:p>
      <text:p text:style-name="P25"><text:s text:c="12"/>if (buffer.size() == buffer.capacity()) {</text:p>
      <text:p text:style-name="P25"><text:s text:c="16"/>cv.notify_all();</text:p>
      <text:p text:style-name="P25"><text:s text:c="16"/>cv2.wait(main_lock);</text:p>
      <text:p text:style-name="P25"><text:s text:c="12"/>}</text:p>
      <text:p text:style-name="P25"><text:s text:c="8"/>} else {</text:p>
      <text:p text:style-name="P25"><text:s text:c="12"/>std::cout &lt;&lt; "no such figure\n";</text:p>
      <text:p text:style-name="P25"><text:s text:c="8"/>}</text:p>
      <text:p text:style-name="P25"><text:s text:c="4"/>}</text:p>
      <text:p text:style-name="P25"><text:s text:c="4"/>subscriber.join();</text:p>
      <text:p text:style-name="P25"><text:s text:c="4"/>return 0;</text:p>
      <text:p text:style-name="P25">}</text:p>
      <text:p text:style-name="P34"/>
      <text:p text:style-name="P1"/>
      <text:p text:style-name="P1"/>
      <text:p text:style-name="P13">2. Ссылка на репозиторий на GitHub</text:p>
      <text:p text:style-name="P13"/>
      <text:p text:style-name="P7"><text:a xlink:type="simple" xlink:href="https://github.com/Siegmeyer1/oop_exercise_03" text:style-name="Internet_20_link" text:visited-style-name="Visited_20_Internet_20_Link">https://github.com/Siegmeyer1/oop_exercise_0</text:a><text:span text:style-name="T8">8</text:span></text:p>
      <text:p text:style-name="P7"/>
      <text:p text:style-name="P7"/>
      <text:p text:style-name="P14">3. Набор тестов</text:p>
      <text:p text:style-name="P14"/>
      <text:p text:style-name="P28">1)</text:p>
      <text:p text:style-name="P26">square 0 0 3 3</text:p>
      <text:p text:style-name="P26">square 0 0 3 3</text:p>
      <text:p text:style-name="P26">square 0 0 3 3</text:p>
      <text:p text:style-name="P26">quit</text:p>
      <text:p text:style-name="P30"/>
      <text:p text:style-name="P3"/>
      <text:p text:style-name="P4"><text:soft-page-break/>2)</text:p>
      <text:p text:style-name="P4">square 0 0 3 3</text:p>
      <text:p text:style-name="P4">triangle 0 0 0 2 2 0</text:p>
      <text:p text:style-name="P4">triangle 2 2 0 2 2 0</text:p>
      <text:p text:style-name="P4">square 0 0 5 5</text:p>
      <text:p text:style-name="P33">quit</text:p>
      <text:p text:style-name="P31"/>
      <text:p text:style-name="P14"><text:span text:style-name="T1">4</text:span>. <text:span text:style-name="T1">Результаты</text:span> тестов</text:p>
      <text:p text:style-name="P35"/>
      <text:p text:style-name="P4"><text:tab/><text:span text:style-name="T8">1</text:span><text:span text:style-name="T3">)</text:span></text:p>
      <text:p text:style-name="P29">anri@andrew-HP-250-G6:~/Documents/Github_repositories/OOP_lab8/build$ ./oop_exercise_08 3</text:p>
      <text:p text:style-name="P27">square 0 0 3 3</text:p>
      <text:p text:style-name="P27">square 0 0 3 3</text:p>
      <text:p text:style-name="P27">square 0 0 3 3</text:p>
      <text:p text:style-name="P27">(3; 0), (0; 0), (0; 3), (3; 3)</text:p>
      <text:p text:style-name="P27">(3; 0), (0; 0), (0; 3), (3; 3)</text:p>
      <text:p text:style-name="P27">(3; 0), (0; 0), (0; 3), (3; 3)</text:p>
      <text:p text:style-name="P27">quit</text:p>
      <text:p text:style-name="P27">anri@andrew-HP-250-G6:~/Documents/Github_repositories/OOP_lab8/build$ ls</text:p>
      <text:p text:style-name="P27">1.txt <text:s/>CMakeCache.txt <text:s/>CMakeFiles <text:s/>cmake_install.cmake <text:s/>Makefile <text:s/>oop_exercise_08</text:p>
      <text:p text:style-name="P27">anri@andrew-HP-250-G6:~/Documents/Github_repositories/OOP_lab8/build$ cat 1.txt</text:p>
      <text:p text:style-name="P27">(3; 0), (0; 0), (0; 3), (3; 3)</text:p>
      <text:p text:style-name="P27">(3; 0), (0; 0), (0; 3), (3; 3)</text:p>
      <text:p text:style-name="P27">(3; 0), (0; 0), (0; 3), (3; 3)</text:p>
      <text:p text:style-name="P27">anri@andrew-HP-250-G6:~/Documents/Github_repositories/OOP_lab8/build$ <text:s/></text:p>
      <text:p text:style-name="P27"/>
      <text:p text:style-name="P27"><text:tab/><text:span text:style-name="T8">2)</text:span></text:p>
      <text:p text:style-name="P27">anri@andrew-HP-250-G6:~/Documents/Github_repositories/OOP_lab8/build$ ./oop_exercise_08 2</text:p>
      <text:p text:style-name="P27">square 0 0 3 3</text:p>
      <text:p text:style-name="P27">triangle 0 0 0 2 2 0</text:p>
      <text:p text:style-name="P27"/>
      <text:p text:style-name="P27">(3; 0), (0; 0), (0; 3), (3; 3)</text:p>
      <text:p text:style-name="P27">(0; 0), (0; 2), (2; 0)</text:p>
      <text:p text:style-name="P27">triangle 2 2 0 2 2 0</text:p>
      <text:p text:style-name="P27">square 0 0 5 5</text:p>
      <text:p text:style-name="P27"/>
      <text:p text:style-name="P27">(2; 2), (0; 2), (2; 0)</text:p>
      <text:p text:style-name="P27">(5; 0), (0; 0), (0; 5), (5; 5)</text:p>
      <text:p text:style-name="P27">quit</text:p>
      <text:p text:style-name="P27">anri@andrew-HP-250-G6:~/Documents/Github_repositories/OOP_lab8/build$ cat 1.txt</text:p>
      <text:p text:style-name="P27">(3; 0), (0; 0), (0; 3), (3; 3)</text:p>
      <text:p text:style-name="P27">(0; 0), (0; 2), (2; 0)</text:p>
      <text:p text:style-name="P27">anri@andrew-HP-250-G6:~/Documents/Github_repositories/OOP_lab8/build$ cat 2.txt</text:p>
      <text:p text:style-name="P27">(2; 2), (0; 2), (2; 0)</text:p>
      <text:p text:style-name="P27">(5; 0), (0; 0), (0; 5), (5; 5)</text:p>
      <text:p text:style-name="P27">anri@andrew-HP-250-G6:~/Documents/Github_repositories/OOP_lab8/build$ </text:p>
      <text:p text:style-name="P4"/>
      <text:p text:style-name="P4"/>
      <text:p text:style-name="P15">5. Объяснение работы программы</text:p>
      <text:p text:style-name="P15"/>
      <text:p text:style-name="P9"><text:soft-page-break/><text:tab/><text:span text:style-name="T8">Программа состоит из 2-х потоков. Основной считывает команды и добавляет фигуры в буфер. Когда буфер заполняется, основной поток уведомляет второй, и начинает ждать уведомления от него. Второй поток вызывает у двух подписчиков метод их работы. <text:s/>Один подписчик выводит содержимое буфера в консоль, второй – создаёт файл, имя которого зависит от того, в какой раз вызывается функция, и записывает содержимое буфера туда. Затем буфер очищается и второй поток уведомляет основной, после чего цикл повторяется снова до ввода команды quit.</text:span></text:p>
      <text:p text:style-name="P8"/>
      <text:p text:style-name="P16">Вывод</text:p>
      <text:p text:style-name="P2"><text:tab/><text:span text:style-name="T6">Проделав работу, я изучил основы ассинхронной работы программы, </text:span><text:span text:style-name="T7">узнал о том, что такое unique_lock и condition_variable и для чего они нужны. Узнал о принципе publish-subscri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11:26.567857226</meta:creation-date>
    <dc:date>2019-12-23T15:55:46.753130119</dc:date>
    <meta:editing-duration>PT1H33M55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6" meta:paragraph-count="189" meta:word-count="661" meta:character-count="6018" meta:non-whitespace-character-count="4848"/>
  </office:meta>
</office:document-meta>
</file>